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language="fr" fo:country="FR" style:font-size-asian="13pt" style:font-size-complex="13pt"/>
    </style:style>
    <style:style style:name="P2" style:family="paragraph" style:parent-style-name="Standard">
      <style:paragraph-properties fo:text-align="center" style:justify-single-word="false"/>
      <style:text-properties fo:font-size="16pt" fo:language="fr" fo:country="FR" style:font-size-asian="16pt" style:font-size-complex="16pt"/>
    </style:style>
    <style:style style:name="P3" style:family="paragraph" style:parent-style-name="Standard">
      <style:text-properties fo:font-size="14pt" fo:language="fr" fo:country="FR" fo:font-style="normal" style:text-underline-style="none"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4pt" fo:language="fr" fo:country="FR" fo:font-weight="bold" style:font-size-asian="14pt" style:font-weight-asian="bold" style:font-size-complex="14pt" style:font-weight-complex="bold"/>
    </style:style>
    <style:style style:name="P5" style:family="paragraph" style:parent-style-name="Standard" style:list-style-name="L4">
      <style:text-properties fo:font-size="14pt" fo:language="fr" fo:country="FR" fo:font-weight="bold" style:font-size-asian="14pt" style:font-weight-asian="bold" style:font-size-complex="14pt" style:font-weight-complex="bold"/>
    </style:style>
    <style:style style:name="P6" style:family="paragraph" style:parent-style-name="Standard" style:list-style-name="L3">
      <style:text-properties fo:font-size="14pt" fo:language="fr" fo:country="FR" fo:font-weight="bold" style:font-size-asian="14pt" style:font-weight-asian="bold" style:font-size-complex="14pt" style:font-weight-complex="bold"/>
    </style:style>
    <style:style style:name="P7" style:family="paragraph" style:parent-style-name="Standard" style:list-style-name="L15">
      <style:text-properties fo:font-size="14pt" fo:language="fr" fo:country="FR" fo:font-weight="bold" style:font-size-asian="14pt" style:font-weight-asian="bold" style:font-size-complex="14pt" style:font-weight-complex="bold"/>
    </style:style>
    <style:style style:name="P8" style:family="paragraph" style:parent-style-name="Standard">
      <style:text-properties fo:font-size="14pt" fo:language="fr" fo:country="FR" style:text-underline-style="none" fo:font-weight="bold" style:font-size-asian="14pt" style:font-weight-asian="bold" style:font-size-complex="14pt" style:font-weight-complex="bold"/>
    </style:style>
    <style:style style:name="P9" style:family="paragraph" style:parent-style-name="Standard">
      <style:text-properties fo:font-size="12.5pt" fo:language="fr" fo:country="FR" style:font-size-asian="12.5pt" style:font-size-complex="12.5pt"/>
    </style:style>
    <style:style style:name="P10" style:family="paragraph" style:parent-style-name="Standard" style:list-style-name="L5">
      <style:text-properties fo:font-size="12.5pt" fo:language="fr" fo:country="FR" style:font-size-asian="12.5pt" style:font-size-complex="12.5pt"/>
    </style:style>
    <style:style style:name="P11" style:family="paragraph" style:parent-style-name="Standard" style:list-style-name="L14">
      <style:text-properties fo:font-size="12.5pt" fo:language="fr" fo:country="FR" style:font-size-asian="12.5pt" style:font-size-complex="12.5pt"/>
    </style:style>
    <style:style style:name="P12" style:family="paragraph" style:parent-style-name="Standard">
      <style:text-properties fo:font-size="12.5pt" fo:language="fr" fo:country="FR" style:text-underline-style="solid" style:text-underline-width="auto" style:text-underline-color="font-color" style:font-size-asian="12.5pt" style:font-size-complex="12.5pt"/>
    </style:style>
    <style:style style:name="P13" style:family="paragraph" style:parent-style-name="Standard">
      <style:text-properties fo:font-size="12.5pt" fo:language="fr" fo:country="FR" fo:font-weight="bold" style:font-size-asian="12.5pt" style:font-weight-asian="bold" style:font-size-complex="12.5pt" style:font-weight-complex="bold"/>
    </style:style>
    <style:style style:name="P14" style:family="paragraph" style:parent-style-name="Standard">
      <style:text-properties fo:font-size="12.5pt" fo:language="fr" fo:country="FR" fo:font-weight="normal" style:font-size-asian="12.5pt" style:font-weight-asian="normal" style:font-size-complex="12.5pt" style:font-weight-complex="normal"/>
    </style:style>
    <style:style style:name="P15" style:family="paragraph" style:parent-style-name="Standard">
      <style:text-properties fo:font-size="12.5pt" fo:language="fr" fo:country="FR" fo:font-style="normal" style:text-underline-style="solid" style:text-underline-width="auto" style:text-underline-color="font-color" style:font-size-asian="12.5pt" style:font-style-asian="normal" style:font-size-complex="12.5pt" style:font-style-complex="normal"/>
    </style:style>
    <style:style style:name="P16" style:family="paragraph" style:parent-style-name="Standard">
      <style:text-properties fo:font-size="12.5pt" fo:language="fr" fo:country="FR" fo:font-style="normal" style:text-underline-style="none" style:font-size-asian="12.5pt" style:font-style-asian="normal" style:font-size-complex="12.5pt" style:font-style-complex="normal"/>
    </style:style>
    <style:style style:name="P17" style:family="paragraph" style:parent-style-name="Standard" style:list-style-name="L20">
      <style:text-properties fo:font-size="12.5pt" fo:language="fr" fo:country="FR" fo:font-style="normal" style:text-underline-style="none" style:font-size-asian="12.5pt" style:font-style-asian="normal" style:font-size-complex="12.5pt" style:font-style-complex="normal"/>
    </style:style>
    <style:style style:name="P18" style:family="paragraph" style:parent-style-name="Standard">
      <style:text-properties fo:font-size="12.5pt" fo:language="fr" fo:country="FR" fo:font-style="normal" style:text-underline-style="none" fo:font-weight="normal" style:font-size-asian="12.5pt" style:font-style-asian="normal" style:font-weight-asian="normal" style:font-size-complex="12.5pt" style:font-style-complex="normal" style:font-weight-complex="normal"/>
    </style:style>
    <style:style style:name="P19" style:family="paragraph" style:parent-style-name="Standard" style:list-style-name="L4">
      <style:text-properties fo:font-size="12.5pt" fo:language="fr" fo:country="FR" fo:font-style="normal" style:text-underline-style="none" fo:font-weight="normal" style:font-size-asian="12.5pt" style:font-style-asian="normal" style:font-weight-asian="normal" style:font-size-complex="12.5pt" style:font-style-complex="normal" style:font-weight-complex="normal"/>
    </style:style>
    <style:style style:name="P20" style:family="paragraph" style:parent-style-name="Standard">
      <style:text-properties fo:font-size="12.5pt" fo:language="fr" fo:country="FR" style:text-underline-style="none" style:font-size-asian="12.5pt" style:font-size-complex="12.5pt"/>
    </style:style>
    <style:style style:name="P21" style:family="paragraph" style:parent-style-name="Standard" style:list-style-name="L2">
      <style:text-properties fo:font-size="12.5pt" style:font-size-asian="12.5pt" style:font-size-complex="12.5pt"/>
    </style:style>
    <style:style style:name="T1" style:family="text">
      <style:text-properties fo:font-size="12.5pt" style:font-size-asian="12.5pt" style:font-size-complex="12.5pt"/>
    </style:style>
    <style:style style:name="T2" style:family="text">
      <style:text-properties fo:font-size="12.5pt" fo:font-weight="normal" style:font-size-asian="12.5pt" style:font-weight-asian="normal" style:font-size-complex="12.5pt" style:font-weight-complex="normal"/>
    </style:style>
    <style:style style:name="T3" style:family="text">
      <style:text-properties fo:font-size="12.5pt" style:text-underline-style="solid" style:text-underline-width="auto" style:text-underline-color="font-color" fo:font-weight="normal" style:font-size-asian="12.5pt" style:font-weight-asian="normal" style:font-size-complex="12.5pt" style:font-weight-complex="normal"/>
    </style:style>
    <style:style style:name="T4" style:family="text">
      <style:text-properties fo:language="fr" fo:country="FR"/>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éo GOUTTEFARDE<text:tab/><text:tab/><text:tab/><text:tab/><text:tab/><text:tab/><text:tab/><text:tab/><text:tab/>25 mai 2016</text:p>
      <text:p text:style-name="P9">Azizi OMAR</text:p>
      <text:p text:style-name="P9">Etienne QUAY-THEVENON</text:p>
      <text:p text:style-name="P1"/>
      <text:p text:style-name="P2">Projet Système 2016</text:p>
      <text:p text:style-name="P2">Cadrage du projet</text:p>
      <text:p text:style-name="P1"/>
      <text:p text:style-name="P1"><text:tab/></text:p>
      <text:p text:style-name="P1"><text:span text:style-name="T1"><text:tab/>Dans le cadre de notre projet de spécialité de deuxième année, nous avons choisi de suivre le projet système. Nous sommes une équipe de 3 étudiants issus des filières ISI (Léo et Etienne) et ISSC (Azizi). L'objectif global de notre projet est la création d'un système d'exploitation minimal. Nous disposons de 4 semaines pour y parvenir.</text:span></text:p>
      <text:p text:style-name="P9"/>
      <text:list xml:id="list6705962104845878371" text:style-name="L4">
        <text:list-item>
          <text:p text:style-name="P5">Objectifs</text:p>
          <text:p text:style-name="P5"/>
        </text:list-item>
      </text:list>
      <text:p text:style-name="P18"><text:tab/>Notre projet est à visée pédagogique uniquement. Le code que nous produiront ne sera pas amené à être mis en production. Nous sommes en tout 8 équipes à suivre ce projet, et sommes guidés par un groupe d'enseignants.</text:p>
      <text:list xml:id="list38694659" text:continue-numbering="true" text:style-name="L4">
        <text:list-header>
          <text:p text:style-name="P19"/>
        </text:list-header>
      </text:list>
      <text:p text:style-name="P12">1) Réalisation du cahier des charges imposé</text:p>
      <text:p text:style-name="P9"><text:tab/>Notre projet se divise en 2 parties. La première consiste à implémenter le cahier des charges élaboré par l'équipe enseignante. Ce cahier des charges est structuré et divisé en 7 phases distinctes :</text:p>
      <text:p text:style-name="P9"/>
      <text:list xml:id="list6527004111826030959" text:style-name="L2">
        <text:list-item>
          <text:p text:style-name="P21"><text:span text:style-name="T4">Gérer l'affichage à l'écran.</text:span></text:p>
        </text:list-item>
        <text:list-item>
          <text:p text:style-name="P21"><text:span text:style-name="T4">Gérer la notion de processus.</text:span></text:p>
        </text:list-item>
        <text:list-item>
          <text:p text:style-name="P21"><text:span text:style-name="T4">Gérer le création dynamique, la terminaison, la filiation et l'ordonnancement des processus. </text:span></text:p>
        </text:list-item>
        <text:list-item>
          <text:p text:style-name="P21"><text:span text:style-name="T4">Gérer la communication entre les processus et leur endormissement.</text:span></text:p>
        </text:list-item>
        <text:list-item>
          <text:p text:style-name="P21"><text:span text:style-name="T4">Séparer les espaces mémoires du noyau et des processus. Ajouter un mode utilisateur.</text:span></text:p>
        </text:list-item>
        <text:list-item>
          <text:p text:style-name="P21"><text:span text:style-name="T4">Gérer le clavier.</text:span></text:p>
        </text:list-item>
        <text:list-item>
          <text:p text:style-name="P21"><text:span text:style-name="T4">Développer un interprète de commande.</text:span></text:p>
        </text:list-item>
      </text:list>
      <text:p text:style-name="P9"/>
      <text:p text:style-name="P9"><text:tab/>A la fin de cette partie, on doit donc pouvoir exécuter plusieurs programmes en même temps. Ceux-ci doivent pouvoir imprimer des caractères à l'écran, et ils doivent pouvoir être lancés par un utilisateur à l'aide du clavier. Il sera également important de créer un système rapide, la rapidité étant un critère capital pour un système d'exploitation.</text:p>
      <text:p text:style-name="P9"><text:tab/>Au cours de ces phases, nous devons également implémenter une trentaine de primitives système définies par les enseignants.</text:p>
      <text:p text:style-name="P9"/>
      <text:p text:style-name="P9"><text:tab/>L'architecture générale du cette partie est <text:s/>donc imposée par l'équipe enseignante. En effet, la conception d'un système d'exploitation n'est pas chose aisée, et il est probable que sans ce guidage, nous ne serions pas en mesure de produire un livrable suffisamment conséquent dans le délai imparti.</text:p>
      <text:p text:style-name="P9"/>
      <text:p text:style-name="P9"><text:tab/>De même, l'équipe enseignante nous fournit une base de test assez complète afin de nous <text:soft-page-break/>faire gagner du temps, ainsi qu'une base de code sur laquelle s'appuyer. Sur l'Ensiwiki, nous avons également accès à de la documentation rédigée par les enseignants ainsi et à des conseils livrés par les équipes ayant réalisé le projet les années antérieures.</text:p>
      <text:p text:style-name="P9"/>
      <text:p text:style-name="P9"><text:tab/>Le projet est donc particulier dans le sens où une partie du travail a déjà été réalisée par l'équipe enseignante. De ce fait, la méthode de développement classique d'analyse, conception, codage, validation ne sera pas appliquée à la lettre au court de ce projet.</text:p>
      <text:p text:style-name="P9"/>
      <text:p text:style-name="P12">2) Extensions</text:p>
      <text:p text:style-name="P9"><text:tab/>La deuxième partie consiste à implémenter des extensions. Le temps consacré à cette partie dépendra de notre rapidité à terminer la première partie du projet. Au moment où nous rédigeons ce document, nous estimons que nous seront en mesure de dédier les deux dernières semaines du projet au développement d'extensions. </text:p>
      <text:p text:style-name="P9"/>
      <text:p text:style-name="P9"><text:tab/>Les possibilités d'extensions sont très nombreuses. On peut citer par exemple l'exploitation de périphériques complexes tels que la carte son ou la carte réseau, la prise en charge de plusieurs processeurs, la mise en place d'un système de fichiers, etc.</text:p>
      <text:p text:style-name="P9"/>
      <text:p text:style-name="P9"><text:tab/>Le choix des extensions sera le fruit d'un dialogue avec les enseignants. En effet, ils disposent du recul nécessaire pour nous orienter sur des extensions qui soient réalisables dans le temps imparti étant données nos compétences.</text:p>
      <text:p text:style-name="P9"><text:tab/>Il s'agira cette fois-ci de réaliser les extensions de manière autonome, sans bénéficier du travail préalable des encadrants.</text:p>
      <text:p text:style-name="P9"/>
      <text:list xml:id="list3367085605385289424" text:style-name="L3">
        <text:list-item>
          <text:p text:style-name="P6"><text:s/>Organisation</text:p>
          <text:p text:style-name="P6"/>
        </text:list-item>
      </text:list>
      <text:p text:style-name="P3"><text:span text:style-name="T2"><text:tab/>Le projet se déroule sur 4 semaines, du 17 mai au 10 juin 2016.</text:span></text:p>
      <text:p text:style-name="P4"><text:span text:style-name="T3"/></text:p>
      <text:p text:style-name="P4"><text:span text:style-name="T3">1) Le rôle des compétences dans notre organisation</text:span></text:p>
      <text:p text:style-name="P8"><text:span text:style-name="T2"><text:tab/>Nous avons tous suivi au premier semestre <text:s/>de cette année le cours de Pratique du Système, dont le projet système est en quelque sorte la continuité. De plus, nous avions tous les trois bien intégré les notions vues pendant ce cours. De ce fait, nous sommes tous en mesure d'avancer sur ce projet de manière régulière et autonome.</text:span></text:p>
      <text:p text:style-name="P8"><text:span text:style-name="T2"/></text:p>
      <text:p text:style-name="P13"><text:span text:style-name="T5"><text:tab/>Nous n'avons pas tous le même niveau de compétences dans le cadre de ce projet. En particulier, Léo a suivi le cours de Conception des Systèmes d'Exploitation au deuxième semestre, cours qu'il est avantageux d'avoir suivi dans le cadre de ce projet. De plus, il est le développeur le plus expérimenté de nous trois. A ce titre, il est le plus à même d'évaluer la difficulté de chaque tâche, le temps qu'elle devrait prendre, etc. C'est donc lui qui coordonne le projet.</text:span></text:p>
      <text:p text:style-name="P14"/>
      <text:p text:style-name="P9"><text:span text:style-name="T6">2) Planning de la partie imposée</text:span></text:p>
      <text:p text:style-name="P20"><text:span text:style-name="T5"><text:tab/>Nous<text:tab/>avons décidé de découper cette partie en 2 étapes.</text:span></text:p>
      <text:p text:style-name="P20"><text:span text:style-name="T6">a) Codage</text:span></text:p>
      <text:p text:style-name="P9"><text:span text:style-name="T5"><text:tab/>La première étape consistera à implémenter les phases fournies par les enseignants. Celles-ci comportent les caractéristique suivantes :</text:span></text:p>
      <text:p text:style-name="P9"><text:span text:style-name="T5"/></text:p>
      <text:list xml:id="list5425848575496493722" text:style-name="L5">
        <text:list-item>
          <text:p text:style-name="P10"><text:soft-page-break/><text:span text:style-name="T5">Les phases 1 et 2 ont déjà été effectuées dans le cadre du cours de Pratique du Système. Elles sont donc faciles à implémenter dès la première demi-journée du projet.</text:span></text:p>
        </text:list-item>
        <text:list-item>
          <text:p text:style-name="P10"><text:span text:style-name="T5">Les phases 3 et 5 sont centrales au projet.</text:span></text:p>
        </text:list-item>
        <text:list-item>
          <text:p text:style-name="P10"><text:span text:style-name="T5">La phase 5 est la plus longue et la plus difficile</text:span></text:p>
        </text:list-item>
        <text:list-item>
          <text:p text:style-name="P10"><text:span text:style-name="T5">La phase 4 est relativement indépendante du reste du projet</text:span></text:p>
        </text:list-item>
        <text:list-item>
          <text:p text:style-name="P10"><text:span text:style-name="T5">Les phases 6 et 7 vont ensemble et sont relativement indépendantes du reste du projet.</text:span></text:p>
        </text:list-item>
      </text:list>
      <text:p text:style-name="P9"><text:span text:style-name="T5"/></text:p>
      <text:p text:style-name="P9"><text:span text:style-name="T5">Nous avons décidé, au vu de nos niveaux de compétences respectifs, de nous organiser ainsi de la façon suivante :</text:span></text:p>
      <text:list xml:id="list6027797586602368193" text:style-name="L14">
        <text:list-item>
          <text:p text:style-name="P11"><text:span text:style-name="T5">Léo réalisera les phase 3 et 5</text:span></text:p>
        </text:list-item>
        <text:list-item>
          <text:p text:style-name="P11"><text:span text:style-name="T5">Azizi réalisera la phase 4. Quand il aura fini, il pourra aider Léo à avancer sur la phase 5.</text:span></text:p>
        </text:list-item>
        <text:list-item>
          <text:p text:style-name="P11"><text:span text:style-name="T5">Etienne réalisera les phases 6 et 7</text:span></text:p>
        </text:list-item>
      </text:list>
      <text:p text:style-name="P9"><text:span text:style-name="T5"/></text:p>
      <text:p text:style-name="P9"><text:span text:style-name="T5"><text:tab/>Dans un premier temps, nous estimions que cette étape durerait du 17 mai au 30 mai. Nous sommes en avance sur le planning puisque nous avons terminé cette étape le 25 mai.</text:span></text:p>
      <text:p text:style-name="P9"><text:span text:style-name="T5"/></text:p>
      <text:p text:style-name="P12"><text:span text:style-name="T5">b) Mise en commun et validation</text:span></text:p>
      <text:p text:style-name="P16"><text:span text:style-name="T5"><text:tab/>Cette deuxième étape consiste à adapter le code de chacun pour qu'il rentre bien dans le moule imposé par l'architecture du projet. Il s'agit également de corriger les bugs mis en évidence par les tests fournis par l'équipe enseignante. Pour que le projet soit un succès, il est impératif que tous ces tests soient validés par le code que nous rendrons le 10 juin.</text:span></text:p>
      <text:p text:style-name="P16"><text:span text:style-name="T5"/></text:p>
      <text:p text:style-name="P16"><text:span text:style-name="T5"><text:tab/>Enfin, nous ajouterons nos propres tests si nous considérons que la base de tests est incomplète. Nous veillerons en particulier à faire tester chaque primitive système par un des membres n'ayant pas participé à son implémentation.</text:span></text:p>
      <text:p text:style-name="P16"><text:span text:style-name="T5"><text:tab/></text:span></text:p>
      <text:p text:style-name="P16"><text:span text:style-name="T5"><text:tab/>Nous estimons que cette étape devrait durer 4 à 5 jours.</text:span></text:p>
      <text:list xml:id="list8116447547690049100" text:style-name="L20">
        <text:list-header>
          <text:p text:style-name="P17"><text:span text:style-name="T5"/></text:p>
        </text:list-header>
      </text:list>
      <text:p text:style-name="P15"><text:span text:style-name="T5">3) Planning des extensions</text:span></text:p>
      <text:p text:style-name="P16"><text:span text:style-name="T5"><text:tab/>Il est difficile de faire un planning pour les extensions étant donné que nous ne savons pas encore quelles extension nous allons être amenés à réaliser, ni combien de temps il nous restera pour les faire. </text:span></text:p>
      <text:p text:style-name="P16"><text:span text:style-name="T5"/></text:p>
      <text:p text:style-name="P16"><text:span text:style-name="T5"><text:tab/>Cependant, il faudra bien prendre en compte que les extensions comporteront une phase de conception, une phase de recherche d'information et une phase de validation beaucoup plus conséquentes que pour la partie imposée. La rédaction d'un cahier des charges permettant de formaliser ces extensions est également exigée.</text:span></text:p>
      <text:p text:style-name="P16"><text:span text:style-name="T5"><text:tab/></text:span></text:p>
      <text:p text:style-name="P16"><text:span text:style-name="T5"><text:tab/>Au début du projet, nous avions estimé qu'il nous resterait environ une semaine pour réaliser les extensions. Comme nous avançons plus rapidement que prévu, nous pourrions bénéficier de près de deux semaines pour les réaliser.</text:span></text:p>
      <text:p text:style-name="P16"><text:span text:style-name="T5"/></text:p>
      <text:list xml:id="list2612162687856704208" text:style-name="L15">
        <text:list-item>
          <text:p text:style-name="P7">Communication</text:p>
        </text:list-item>
      </text:list>
      <text:p text:style-name="P9"><text:span text:style-name="T5"/></text:p>
      <text:p text:style-name="P12"><text:span text:style-name="T5">1) Communication interne</text:span></text:p>
      <text:p text:style-name="P9"><text:span text:style-name="T5"><text:tab/>Nous travaillons soit ensemble dans une salle informatique à l'Ensimag, soit chacun de notre </text:span><text:soft-page-break/><text:span text:style-name="T5">côté sur nos machines personnelles. Dans le premier cas, il est très facile de communiquer entre nous. Dans le second, nous communiquons via un chat. Même si cela rend la communication moins pratique, cela a l'avantage de nous permettre de conserver une trace écrite de nos conversations. </text:span></text:p>
      <text:p text:style-name="P9"><text:span text:style-name="T5"/></text:p>
      <text:p text:style-name="P9"><text:span text:style-name="T5"><text:tab/>Nous disposons également d'un fichier recensant les tâches à réaliser que nous mettons à jour régulièrement. Nous tenons aussi un journal de bord, comme cela est suggéré par l'équipe enseignante. Enfin, le gestionnaire de version que nous utilisons pour travailler sur le code (git) nous permet de conserver un historique de l'avancée du projet.</text:span></text:p>
      <text:p text:style-name="P9"><text:span text:style-name="T5"/></text:p>
      <text:p text:style-name="P9"><text:span text:style-name="T5"><text:tab/>Grâce à tous ces outils, et étant donnée la taille réduite du projet (équipe de 3 personnes seulement), nous avons tous en permanence une idée précise de l'état d'avancement du projet. A ce titre, nous n'avons pas véritablement besoin d'effectuer des réunions.</text:span></text:p>
      <text:p text:style-name="P9"><text:span text:style-name="T5"/></text:p>
      <text:p text:style-name="P15"><text:span text:style-name="T5">2) Communication avec les enseignants</text:span></text:p>
      <text:p text:style-name="P9"><text:span text:style-name="T5"><text:tab/>L'équipe enseignante est composée de 4 personnes. La communication avec l'équipe enseignante est assez simple. Un enseignant est présent dans une salle à l'Ensimag. pour répondre à nos questions tous les matins pendant la durée du projet. Les enseignants peuvent également poster des informations sur la page Ensiwiki du proje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5:32:10.47</meta:creation-date>
    <dc:date>2016-05-25T18:53:32.08</dc:date>
    <meta:editing-duration>P2DT1H18M27S</meta:editing-duration>
    <meta:editing-cycles>77</meta:editing-cycles>
    <meta:generator>OpenOffice/4.0.1$Win32 OpenOffice.org_project/401m5$Build-9714</meta:generator>
    <meta:document-statistic meta:table-count="0" meta:image-count="0" meta:object-count="0" meta:page-count="4" meta:paragraph-count="64" meta:word-count="1400" meta:character-count="8496"/>
  </office:meta>
</office:document-meta>
</file>